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62.85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74.7pt"/>
    </style:style>
    <style:style style:name="co10" style:family="table-column">
      <style:table-column-properties fo:break-before="auto" style:column-width="182.41pt"/>
    </style:style>
    <style:style style:name="co11" style:family="table-column">
      <style:table-column-properties fo:break-before="auto" style:column-width="135.04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161.55pt"/>
    </style:style>
    <style:style style:name="co14" style:family="table-column">
      <style:table-column-properties fo:break-before="auto" style:column-width="94.39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87.45pt"/>
    </style:style>
    <style:style style:name="co17" style:family="table-column">
      <style:table-column-properties fo:break-before="auto" style:column-width="89.8pt"/>
    </style:style>
    <style:style style:name="co18" style:family="table-column">
      <style:table-column-properties fo:break-before="auto" style:column-width="138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 style:data-style-name="N101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 style:data-style-name="N104"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ce6" style:family="table-cell" style:parent-style-name="Default" style:data-style-name="N11">
      <style:text-properties fo:font-size="10.5pt" style:font-size-asian="10.5pt" style:font-size-complex="10.5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1"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1"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color="#339966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2"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13" style:family="table-cell" style:parent-style-name="Default">
      <style:table-cell-properties fo:background-color="#ff3333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99ff66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ext-properties fo:color="#8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17" style:family="table-cell" style:parent-style-name="Default">
      <style:table-cell-properties fo:background-color="#ffffff"/>
      <style:text-properties fo:color="#339966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ackground-color="#ff3333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Default"/>
        <table:table-row table:style-name="ro1">
          <table:table-cell table:style-name="ce1"/>
          <table:table-cell table:style-name="ce2" office:value-type="string" calcext:value-type="string">
            <text:p>Amount invested</text:p>
          </table:table-cell>
          <table:table-cell table:style-name="ce2" office:value-type="string" calcext:value-type="string">
            <text:p>Share cost</text:p>
          </table:table-cell>
          <table:table-cell table:style-name="ce2" office:value-type="string" calcext:value-type="string">
            <text:p>Number of shares </text:p>
          </table:table-cell>
          <table:table-cell table:style-name="ce2" office:value-type="string" calcext:value-type="string">
            <text:p>Percent Max loss value</text:p>
          </table:table-cell>
          <table:table-cell table:style-name="ce13" office:value-type="string" calcext:value-type="string">
            <text:p>Loss accumultive amount</text:p>
          </table:table-cell>
          <table:table-cell table:style-name="ce13" office:value-type="string" calcext:value-type="string">
            <text:p>Must Sell Price</text:p>
          </table:table-cell>
          <table:table-cell table:style-name="ce13" office:value-type="string" calcext:value-type="string">
            <text:p>Total of loss</text:p>
          </table:table-cell>
          <table:table-cell table:style-name="ce2" office:value-type="string" calcext:value-type="string">
            <text:p>Investment total after loss</text:p>
          </table:table-cell>
          <table:table-cell table:style-name="ce5"/>
          <table:table-cell table:number-columns-repeated="3"/>
          <table:table-cell table:style-name="Default"/>
          <table:table-cell table:style-name="ce18" office:value-type="string" calcext:value-type="string">
            <text:p>Must sell price</text:p>
          </table:table-cell>
          <table:table-cell table:style-name="ce19"/>
          <table:table-cell table:style-name="ce19" office:value-type="string" calcext:value-type="string">
            <text:p>Win sell price</text:p>
          </table:table-cell>
          <table:table-cell table:style-name="ce19" office:value-type="string" calcext:value-type="string">
            <text:p>Win sell value</text:p>
          </table:table-cell>
          <table:table-cell/>
        </table:table-row>
        <table:table-row table:style-name="ro1">
          <table:table-cell table:style-name="ce1"/>
          <table:table-cell table:style-name="ce3" office:value-type="currency" office:currency="USD" office:value="50000" calcext:value-type="currency">
            <text:p>$50,000</text:p>
          </table:table-cell>
          <table:table-cell table:style-name="ce4" office:value-type="currency" office:currency="USD" office:value="15" calcext:value-type="currency">
            <text:p>$15.00</text:p>
          </table:table-cell>
          <table:table-cell table:style-name="ce9" table:formula="of:=[.B2]/[.C2]" office:value-type="float" office:value="3333.33333333333" calcext:value-type="float">
            <text:p>3333</text:p>
          </table:table-cell>
          <table:table-cell table:style-name="ce10" office:value-type="percentage" office:value="0.03" calcext:value-type="percentage">
            <text:p>3.00%</text:p>
          </table:table-cell>
          <table:table-cell table:style-name="ce4" table:formula="of:=[.C2]*[.E2]" office:value-type="currency" office:currency="USD" office:value="0.45" calcext:value-type="currency">
            <text:p>$0.45</text:p>
          </table:table-cell>
          <table:table-cell table:style-name="ce4" table:formula="of:=[.C2]-[.F2]" office:value-type="currency" office:currency="USD" office:value="14.55" calcext:value-type="currency">
            <text:p>$14.55</text:p>
          </table:table-cell>
          <table:table-cell table:style-name="ce4" table:formula="of:=[.D2]*[.G2]-[.B2]" office:value-type="currency" office:currency="USD" office:value="-1499.99999999999" calcext:value-type="currency">
            <text:p>-$1,500.00</text:p>
          </table:table-cell>
          <table:table-cell table:style-name="ce4" table:formula="of:=[.G2]*[.D2]" office:value-type="currency" office:currency="USD" office:value="48500" calcext:value-type="currency">
            <text:p>$48,500.00</text:p>
          </table:table-cell>
          <table:table-cell table:style-name="ce5"/>
          <table:table-cell table:number-columns-repeated="3"/>
          <table:table-cell table:style-name="Default" table:number-columns-repeated="2"/>
          <table:table-cell table:style-name="ce19"/>
          <table:table-cell table:style-name="ce20" table:formula="of:=[.C2]*[#REF!]" office:value-type="string" office:string-value="" calcext:value-type="error">
            <text:p>#VALUE!</text:p>
          </table:table-cell>
          <table:table-cell table:style-name="ce20" table:formula="of:=[.C2]+[.Q2]" office:value-type="string" office:string-value="" calcext:value-type="error">
            <text:p>#VALUE!</text:p>
          </table:table-cell>
          <table:table-cell/>
        </table:table-row>
        <table:table-row table:style-name="ro2">
          <table:table-cell/>
          <table:table-cell table:style-name="ce2" table:number-columns-repeated="9"/>
          <table:table-cell table:number-columns-repeated="9"/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Percent Win Value AVG Per trade</text:p>
          </table:table-cell>
          <table:table-cell table:style-name="ce14" office:value-type="string" calcext:value-type="string">
            <text:p>Win accumulative amount</text:p>
          </table:table-cell>
          <table:table-cell table:style-name="ce14" office:value-type="string" calcext:value-type="string">
            <text:p>Win Sell Price</text:p>
          </table:table-cell>
          <table:table-cell table:style-name="ce14" office:value-type="string" calcext:value-type="string">
            <text:p>Total win</text:p>
          </table:table-cell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2" table:number-columns-repeated="3"/>
          <table:table-cell table:style-name="ce10" office:value-type="percentage" office:value="0.1" calcext:value-type="percentage">
            <text:p>10.00%</text:p>
          </table:table-cell>
          <table:table-cell table:style-name="ce4" table:formula="of:=[.C2]*[.E5]" office:value-type="currency" office:currency="USD" office:value="1.5" calcext:value-type="currency">
            <text:p>$1.50</text:p>
          </table:table-cell>
          <table:table-cell table:style-name="ce4" table:formula="of:=[.C2]+[.F5]" office:value-type="currency" office:currency="USD" office:value="16.5" calcext:value-type="currency">
            <text:p>$16.50</text:p>
          </table:table-cell>
          <table:table-cell table:style-name="ce4" table:formula="of:=[.D2]*[.G5]-[.B2]" office:value-type="currency" office:currency="USD" office:value="5000" calcext:value-type="currency">
            <text:p>$5,000.00</text:p>
          </table:table-cell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2" table:number-columns-repeated="9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Number of trades total</text:p>
          </table:table-cell>
          <table:table-cell table:style-name="ce8" office:value-type="string" calcext:value-type="string">
            <text:p>Loss Trades</text:p>
          </table:table-cell>
          <table:table-cell table:style-name="ce2"/>
          <table:table-cell table:style-name="ce11" office:value-type="string" calcext:value-type="string">
            <text:p>Number of Win Trades</text:p>
          </table:table-cell>
          <table:table-cell table:style-name="ce15" office:value-type="string" calcext:value-type="string">
            <text:p>Loss Ratio</text:p>
          </table:table-cell>
          <table:table-cell table:style-name="ce17" office:value-type="string" calcext:value-type="string">
            <text:p>Win Ratio</text:p>
          </table:table-cell>
          <table:table-cell table:style-name="ce2" table:number-columns-repeated="3"/>
          <table:table-cell table:number-columns-repeated="9"/>
        </table:table-row>
        <table:table-row table:style-name="ro2">
          <table:table-cell/>
          <table:table-cell table:style-name="ce2" table:formula="of:=[.C8]+[.E8]" office:value-type="float" office:value="151" calcext:value-type="float">
            <text:p>15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10" table:formula="of:=[.C8]/[.B8]" office:value-type="percentage" office:value="0.662251655629139" calcext:value-type="percentage">
            <text:p>66.23%</text:p>
          </table:table-cell>
          <table:table-cell table:style-name="ce10" table:formula="of:=[.E8]/[.B8]" office:value-type="percentage" office:value="0.337748344370861" calcext:value-type="percentage">
            <text:p>33.77%</text:p>
          </table:table-cell>
          <table:table-cell table:style-name="ce2" table:number-columns-repeated="3"/>
          <table:table-cell table:number-columns-repeated="9"/>
        </table:table-row>
        <table:table-row table:style-name="ro2">
          <table:table-cell/>
          <table:table-cell table:style-name="ce2" table:number-columns-repeated="9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Loss trades Total</text:p>
          </table:table-cell>
          <table:table-cell table:style-name="ce2" office:value-type="string" calcext:value-type="string">
            <text:p>Win Trades total</text:p>
          </table:table-cell>
          <table:table-cell table:style-name="ce2" office:value-type="string" calcext:value-type="string">
            <text:p>Profitable?</text:p>
          </table:table-cell>
          <table:table-cell table:style-name="ce2" office:value-type="string" calcext:value-type="string">
            <text:p>Commissions</text:p>
          </table:table-cell>
          <table:table-cell table:style-name="ce5"/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4" table:formula="of:=[.H2]*[.C8]" office:value-type="currency" office:currency="USD" office:value="-149999.999999999" calcext:value-type="currency">
            <text:p>-$150,000.00</text:p>
          </table:table-cell>
          <table:table-cell table:style-name="ce4" table:formula="of:=[.H5]*[.E8]" office:value-type="currency" office:currency="USD" office:value="255000" calcext:value-type="currency">
            <text:p>$255,000.00</text:p>
          </table:table-cell>
          <table:table-cell table:style-name="ce4" table:formula="of:=[.B11]+[.C11]" office:value-type="currency" office:currency="USD" office:value="105000.000000001" calcext:value-type="currency">
            <text:p>$105,000.00</text:p>
          </table:table-cell>
          <table:table-cell table:style-name="ce2" office:value-type="float" office:value="9.99" calcext:value-type="float">
            <text:p>9.99</text:p>
          </table:table-cell>
          <table:table-cell table:style-name="ce5"/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Profitable? +com</text:p>
          </table:table-cell>
          <table:table-cell table:style-name="ce2" table:formula="of:=[.E11]*[.B8]" office:value-type="float" office:value="1508.49" calcext:value-type="float">
            <text:p>1508.49</text:p>
          </table:table-cell>
          <table:table-cell table:style-name="ce5"/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2" table:number-columns-repeated="2"/>
          <table:table-cell table:style-name="ce4" table:formula="of:=[.D11]-[.E12]" office:value-type="currency" office:currency="USD" office:value="103491.510000001" calcext:value-type="currency">
            <text:p>$103,491.51</text:p>
          </table:table-cell>
          <table:table-cell table:style-name="ce2"/>
          <table:table-cell table:style-name="ce5"/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2" table:number-columns-repeated="9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251.89 trading days a year</text:p>
          </table:table-cell>
          <table:table-cell table:style-name="ce5" table:number-columns-repeated="4"/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Trading days</text:p>
          </table:table-cell>
          <table:table-cell table:style-name="ce5"/>
          <table:table-cell table:style-name="ce5" office:value-type="string" calcext:value-type="string">
            <text:p>Hours a Day Avg</text:p>
          </table:table-cell>
          <table:table-cell table:style-name="ce5" office:value-type="string" calcext:value-type="string">
            <text:p>Total hours</text:p>
          </table:table-cell>
          <table:table-cell table:style-name="ce5" office:value-type="string" calcext:value-type="string">
            <text:p>Working wage</text:p>
          </table:table-cell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2" office:value-type="float" office:value="251" calcext:value-type="float">
            <text:p>25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formula="of:=[.B17]*[.D17]" office:value-type="float" office:value="502" calcext:value-type="float">
            <text:p>502</text:p>
          </table:table-cell>
          <table:table-cell table:style-name="ce4" table:formula="of:=[.D13]/[.E17]" office:value-type="currency" office:currency="USD" office:value="206.158386454185" calcext:value-type="currency">
            <text:p>$206.16</text:p>
          </table:table-cell>
          <table:table-cell table:style-name="ce2" table:number-columns-repeated="4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Two trades a day</text:p>
          </table:table-cell>
          <table:table-cell table:style-name="ce2" table:number-columns-repeated="8"/>
          <table:table-cell table:number-columns-repeated="9"/>
        </table:table-row>
        <table:table-row table:style-name="ro2">
          <table:table-cell/>
          <table:table-cell table:style-name="ce2" table:formula="of:=[.B17]*2" office:value-type="float" office:value="502" calcext:value-type="float">
            <text:p>502</text:p>
          </table:table-cell>
          <table:table-cell table:style-name="ce2" table:number-columns-repeated="8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Three trades a day</text:p>
          </table:table-cell>
          <table:table-cell table:style-name="ce2" table:number-columns-repeated="8"/>
          <table:table-cell table:number-columns-repeated="9"/>
        </table:table-row>
        <table:table-row table:style-name="ro2">
          <table:table-cell/>
          <table:table-cell table:style-name="ce2" table:formula="of:=[.B17]*3" office:value-type="float" office:value="753" calcext:value-type="float">
            <text:p>753</text:p>
          </table:table-cell>
          <table:table-cell table:style-name="ce2" table:number-columns-repeated="4"/>
          <table:table-cell table:style-name="ce5"/>
          <table:table-cell table:style-name="ce2" table:number-columns-repeated="3"/>
          <table:table-cell table:number-columns-repeated="9"/>
        </table:table-row>
        <table:table-row table:style-name="ro2" table:number-rows-repeated="2">
          <table:table-cell/>
          <table:table-cell table:style-name="ce5" table:number-columns-repeated="6"/>
          <table:table-cell table:style-name="ce2" table:number-columns-repeated="3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Factor 1 (X) Loss</text:p>
          </table:table-cell>
          <table:table-cell table:style-name="ce5" office:value-type="string" calcext:value-type="string">
            <text:p>Factor 2 (y) Win</text:p>
          </table:table-cell>
          <table:table-cell table:style-name="ce5"/>
          <table:table-cell table:style-name="ce5" office:value-type="string" calcext:value-type="string">
            <text:p>initial value (z)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14" calcext:value-type="percentage">
            <text:p>14.00%</text:p>
          </table:table-cell>
          <table:table-cell table:style-name="ce5"/>
          <table:table-cell table:style-name="ce5" office:value-type="float" office:value="45000" calcext:value-type="float">
            <text:p>45000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table:number-columns-repeated="7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Loss</text:p>
          </table:table-cell>
          <table:table-cell table:style-name="ce5" office:value-type="string" calcext:value-type="string">
            <text:p>Win</text:p>
          </table:table-cell>
          <table:table-cell table:style-name="ce5" table:number-columns-repeated="2"/>
          <table:table-cell table:style-name="ce5" office:value-type="string" calcext:value-type="string">
            <text:p>Win/loss ratio</text:p>
          </table:table-cell>
          <table:table-cell table:style-name="ce5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28]&gt;0;[.E25]-([.E25]*[.B25]);[.E25]+([.E25]*[.C25]))" office:value-type="float" office:value="43650" calcext:value-type="float">
            <text:p>43650.00</text:p>
          </table:table-cell>
          <table:table-cell table:style-name="ce16"/>
          <table:table-cell table:style-name="ce5" office:value-type="string" calcext:value-type="string">
            <text:p>total value of win and loss minus total amount </text:p>
          </table:table-cell>
          <table:table-cell table:style-name="ce5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2" table:formula="of:=IF([.C29]&gt;0;[.E28]-([.E28]*[.B25]);[.E28]+([.E28]*[.C25]))" office:value-type="float" office:value="49761" calcext:value-type="float">
            <text:p>49761.00</text:p>
          </table:table-cell>
          <table:table-cell table:style-name="ce5" table:formula="of:=IF([.C25]&gt;0;[.E28]*[.B25];[.E28]*[.C25])" office:value-type="float" office:value="1309.5" calcext:value-type="float">
            <text:p>1309.5</text:p>
          </table:table-cell>
          <table:table-cell table:style-name="ce5" office:value-type="string" calcext:value-type="string">
            <text:p>colour</text:p>
          </table:table-cell>
          <table:table-cell table:style-name="ce5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0]&gt;0;[.E29]-([.E29]*[.B25]);[.E29]+([.E29]*[.C25]))" office:value-type="float" office:value="48268.17" calcext:value-type="float">
            <text:p>48268.17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1]&gt;0;[.E30]-([.E30]*[.B25]);[.E30]+([.E30]*[.C25]))" office:value-type="float" office:value="46820.1249" calcext:value-type="float">
            <text:p>46820.12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2]&gt;0;[.E31]-([.E31]*[.B25]);[.E31]+([.E31]*[.C25]))" office:value-type="float" office:value="45415.521153" calcext:value-type="float">
            <text:p>45415.52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3]&gt;0;[.E32]-([.E32]*[.B25]);[.E32]+([.E32]*[.C25]))" office:value-type="float" office:value="44053.05551841" calcext:value-type="float">
            <text:p>44053.06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4]&gt;0;[.E33]-([.E33]*[.B25]);[.E33]+([.E33]*[.C25]))" office:value-type="float" office:value="42731.4638528577" calcext:value-type="float">
            <text:p>42731.46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12" table:formula="of:=IF([.C35]&gt;0;[.E34]-([.E34]*[.B25]);[.E34]+([.E34]*[.C25]))" office:value-type="float" office:value="48713.8687922578" calcext:value-type="float">
            <text:p>48713.87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6]&gt;0;[.E35]-([.E35]*[.B25]);[.E35]+([.E35]*[.C25]))" office:value-type="float" office:value="47252.45272849" calcext:value-type="float">
            <text:p>47252.45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7]&gt;0;[.E36]-([.E36]*[.B25]);[.E36]+([.E36]*[.C25]))" office:value-type="float" office:value="45834.8791466353" calcext:value-type="float">
            <text:p>45834.88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8]&gt;0;[.E37]-([.E37]*[.B26]);[.E37]+([.E37]*[.C26]))" office:value-type="float" office:value="45834.8791466353" calcext:value-type="float">
            <text:p>45834.88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39]&gt;0;[.E38]-([.E38]*[.B25]);[.E38]+([.E38]*[.C25]))" office:value-type="float" office:value="44459.8327722363" calcext:value-type="float">
            <text:p>44459.83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0]&gt;0;[.E39]-([.E39]*[.B25]);[.E39]+([.E39]*[.C25]))" office:value-type="float" office:value="43126.0377890692" calcext:value-type="float">
            <text:p>43126.04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12" table:formula="of:=IF([.C41]&gt;0;[.E40]-([.E40]*[.B25]);[.E40]+([.E40]*[.C25]))" office:value-type="float" office:value="49163.6830795389" calcext:value-type="float">
            <text:p>49163.68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2]&gt;0;[.E41]-([.E41]*[.B25]);[.E41]+([.E41]*[.C25]))" office:value-type="float" office:value="47688.7725871527" calcext:value-type="float">
            <text:p>47688.77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3]&gt;0;[.E42]-([.E42]*[.B25]);[.E42]+([.E42]*[.C25]))" office:value-type="float" office:value="46258.1094095381" calcext:value-type="float">
            <text:p>46258.11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4]&gt;0;[.E43]-([.E43]*[.B25]);[.E43]+([.E43]*[.C25]))" office:value-type="float" office:value="44870.366127252" calcext:value-type="float">
            <text:p>44870.37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 table:style-name="ce12" table:formula="of:=IF([.C45]&gt;0;[.E44]-([.E44]*[.B25]);[.E44]+([.E44]*[.C25]))" office:value-type="float" office:value="51152.2173850673" calcext:value-type="float">
            <text:p>51152.22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6]&gt;0;[.E45]-([.E45]*[.B25]);[.E45]+([.E45]*[.C25]))" office:value-type="float" office:value="49617.6508635152" calcext:value-type="float">
            <text:p>49617.65</text:p>
          </table:table-cell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table:formula="of:=IF([.C47]&gt;0;[.E46]-([.E46]*[.B25]);[.E46]+([.E46]*[.C25]))" office:value-type="float" office:value="48129.1213376098" calcext:value-type="float">
            <text:p>48129.12</text:p>
          </table:table-cell>
          <table:table-cell table:style-name="ce5"/>
          <table:table-cell table:style-name="ce5" office:value-type="float" office:value="16471" calcext:value-type="float">
            <text:p>16471</text:p>
          </table:table-cell>
          <table:table-cell table:style-name="ce5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5" office:value-type="float" office:value="21" calcext:value-type="float">
            <text:p>21</text:p>
          </table:table-cell>
          <table:table-cell table:style-name="ce5" table:number-columns-repeated="2"/>
          <table:table-cell table:style-name="ce12"/>
          <table:table-cell table:style-name="ce5" table:number-columns-repeated="3"/>
          <table:table-cell table:style-name="ce2" table:number-columns-repeated="2"/>
          <table:table-cell table:number-columns-repeated="9"/>
        </table:table-row>
        <table:table-row table:style-name="ro3">
          <table:table-cell/>
          <table:table-cell table:style-name="Default" table:number-columns-repeated="7"/>
          <table:table-cell table:number-columns-repeated="11"/>
        </table:table-row>
        <table:table-row table:style-name="ro3" table:number-rows-repeated="104852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21:29:33.793360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2:18:41.604502216</meta:creation-date>
    <dc:date>2017-10-14T21:42:22.073909853</dc:date>
    <meta:editing-duration>PT38M19S</meta:editing-duration>
    <meta:editing-cycles>6</meta:editing-cycles>
    <meta:generator>LibreOffice/5.1.6.2$Linux_X86_64 LibreOffice_project/10m0$Build-2</meta:generator>
    <meta:document-statistic meta:table-count="1" meta:cell-count="133" meta:object-count="0"/>
  </office:meta>
</office:document-meta>
</file>